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8d34" officeooo:paragraph-rsid="00198d34"/>
    </style:style>
    <style:style style:name="P2" style:family="paragraph" style:parent-style-name="Standard">
      <style:text-properties officeooo:rsid="001af543" officeooo:paragraph-rsid="001af5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dee Article.</text:p>
      <text:p text:style-name="P1"/>
      <text:p text:style-name="P1">Article jeux à jouer que je joue</text:p>
      <text:p text:style-name="P1"/>
      <text:p text:style-name="P2">Iddé aplication </text:p>
      <text:p text:style-name="P2">idee apli pour s’améliorer a l’orthographes</text:p>
      <text:p text:style-name="P2">idee apli pour taper plus vite au clavier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3T18:29:35.100000000</meta:creation-date>
    <dc:date>2024-06-13T18:39:45.490000000</dc:date>
    <meta:editing-duration>PT10M10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5" meta:word-count="25" meta:character-count="145" meta:non-whitespace-character-count="124"/>
  </office:meta>
</office:document-meta>
</file>